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ntillacasosdeuso" style:family="table">
      <style:table-properties style:width="17cm" fo:margin-top="0cm" fo:margin-bottom="0cm" table:align="margins"/>
    </style:style>
    <style:style style:name="Plantillacasosdeuso.A" style:family="table-column">
      <style:table-column-properties style:column-width="2.646cm" style:rel-column-width="10199*"/>
    </style:style>
    <style:style style:name="Plantillacasosdeuso.B" style:family="table-column">
      <style:table-column-properties style:column-width="14.355cm" style:rel-column-width="55336*"/>
    </style:style>
    <style:style style:name="Plantillacasosdeu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ntillacasosdeuso.B1" style:family="table-cell">
      <style:table-cell-properties fo:padding="0.097cm" fo:border="0.002cm solid #000000"/>
    </style:style>
    <style:style style:name="Plantillacasosdeuso.A2" style:family="table-cell">
      <style:table-cell-properties fo:padding="0.097cm" fo:border-left="0.002cm solid #000000" fo:border-right="none" fo:border-top="none" fo:border-bottom="0.002cm solid #000000"/>
    </style:style>
    <style:style style:name="Plantillacasosdeus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casosdeuso.B3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Table_20_Contents">
      <style:text-properties style:font-name="Arial"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Plantillacasosdeuso" table:style-name="Plantillacasosdeuso">
        <table:table-column table:style-name="Plantillacasosdeuso.A"/>
        <table:table-column table:style-name="Plantillacasosdeuso.B"/>
        <table:table-row>
          <table:table-cell table:style-name="Plantillacasosdeuso.A1" office:value-type="string">
            <text:p text:style-name="P1">Nombre:</text:p>
          </table:table-cell>
          <table:table-cell table:style-name="Plantillacasosdeuso.B1" office:value-type="string">
            <text:p text:style-name="P2"><text:s/>Registrar usuario</text:p>
          </table:table-cell>
        </table:table-row>
        <table:table-row>
          <table:table-cell table:style-name="Plantillacasosdeuso.A2" office:value-type="string">
            <text:p text:style-name="P1">Autor:</text:p>
          </table:table-cell>
          <table:table-cell table:style-name="Plantillacasosdeuso.B2" office:value-type="string">
            <text:p text:style-name="P2"><text:s/>José Alberto Távora Romero</text:p>
          </table:table-cell>
        </table:table-row>
        <table:table-row>
          <table:table-cell table:style-name="Plantillacasosdeuso.A2" office:value-type="string">
            <text:p text:style-name="P1">Fecha:</text:p>
          </table:table-cell>
          <table:table-cell table:style-name="Plantillacasosdeuso.B3" office:value-type="date" office:date-value="2018-05-17">
            <text:p text:style-name="P2">17/05/18</text:p>
          </table:table-cell>
        </table:table-row>
        <table:table-row>
          <table:table-cell table:style-name="Plantillacasosdeuso.B2" table:number-columns-spanned="2" office:value-type="string">
            <text:p text:style-name="P1">Descripción:</text:p>
            <text:p text:style-name="P3">Permite crear una nueva cuenta de usuario para logearse en la página web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Actores:</text:p>
            <text:p text:style-name="P3">Usuari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recondiciones:</text:p>
            <text:p text:style-name="P3">La ip del actor no debe estar en la lista negr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Normal:</text:p>
            <text:p text:style-name="P3">1.- El actor accede al menú de registro.</text:p>
            <text:p text:style-name="P3">2.- El sistema muestra la página correspondiente.</text:p>
            <text:p text:style-name="P3">3.- El actor introduce un nombre de usuario.</text:p>
            <text:p text:style-name="P3">4.- El actor introduce una contraseña.</text:p>
            <text:p text:style-name="P3">5.- El actor introduce de nuevo la contraseña escogida.</text:p>
            <text:p text:style-name="P3">6.- El actor introduce su correo electrónico.</text:p>
            <text:p text:style-name="P4">7.- El actor marca la casilla para recibir información.</text:p>
            <text:p text:style-name="P4">8.- El actor marca la casilla de aceptar los términos.</text:p>
            <text:p text:style-name="P4">9.- El actor pulsa el botón para confirmar sus datos de registro.</text:p>
            <text:p text:style-name="P4">10.- El sistema comprueba la validez de los datos.</text:p>
            <text:p text:style-name="P4">11.- El sistema almacena el nuevo usuario en la base de datos.</text:p>
            <text:p text:style-name="P4">12.- El sistema almacena el correo electrónico del usuario para enviar información y ofertas.</text:p>
            <text:p text:style-name="P4">13.- El sistema manda un mensaje al correo vinculado a la cuenta para dar la bienvenida e informar de los datos del registro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Alternativo:</text:p>
            <text:p text:style-name="P3">3.A.- Si el nombre de usuario ya está escogido se notifica al actor para que escoja otro.</text:p>
            <text:p text:style-name="P3">3.B.- Si el nombre de usuario contiene caracteres inválidos se notifica al actor para que lo modifique.</text:p>
            <text:p text:style-name="P3">3.C.- Si el nombre de usuario excede el número de caracteres permitidos se notifica al actor para que lo modifique.</text:p>
            <text:p text:style-name="P3">3.D.- Si el nombre de usuario no contiene el número de caracteres mínimo requerido se notifica al actor para que lo modifique.</text:p>
            <text:p text:style-name="P3">3.E.- Si el nombre de usuario contiene palabras no permitidas se notifica al actor para que lo modifique.</text:p>
            <text:p text:style-name="P3">4.A.- Si la contraseña escogida es demasiado corta se informa al actor para que la refuerce.</text:p>
            <text:p text:style-name="P3">5.B.- Si la contraseña no coincide con la de la casilla anterior se informa al actor para que la introduzca de nuevo.</text:p>
            <text:p text:style-name="P3">6.A.- Si el correo electrónico no es válido, se notifica al actor para que lo introduzca de nuevo.</text:p>
            <text:p text:style-name="P3">6.B.- Si el correo electrónico ya está registrado, se notifica al actor para que introduzca otro.</text:p>
            <text:p text:style-name="P3"/>
            <text:p text:style-name="P3"><text:soft-page-break/>10.A.- Se validan los datos introducidos, si el usuario no ha marcado la casilla de aceptar términos, se le informa de que no es posible el registro sin marcar la casilla.</text:p>
            <text:p text:style-name="P3">12.A.- Si el usuario no ha marcado la casilla de recibir información este paso no se realiz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oscondiciones:</text:p>
            <text:p text:style-name="P3">El actor puede logearse en la página web con el usuario creado.</text:p>
            <text:p text:style-name="P3">El actor puede solicitar los datos de su usuario introduciendo su correo electrónico en el apartado “contraseña olvidada”.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7T13:03:13.43</meta:creation-date>
    <dc:date>2018-05-17T13:47:42.11</dc:date>
    <meta:editing-duration>PT42M6S</meta:editing-duration>
    <meta:editing-cycles>24</meta:editing-cycles>
    <meta:generator>OpenOffice/4.1.3$Win32 OpenOffice.org_project/413m1$Build-9783</meta:generator>
    <meta:document-statistic meta:table-count="1" meta:image-count="0" meta:object-count="0" meta:page-count="2" meta:paragraph-count="41" meta:word-count="421" meta:character-count="2447"/>
  </office:meta>
</office:document-meta>
</file>